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JXPathBinding.doSave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uctJXPathBinding.doLoad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uct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JXPathBinding.StructJXPathBinding( JXPathBindingBuilderBase . CommonAttributes commonAtts , String widgetId , String x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